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9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3.45016666666667cm"/>
    </style:style>
    <style:style style:name="co5" style:family="table-column">
      <style:table-column-properties fo:break-before="auto" style:column-width="3.2385cm"/>
    </style:style>
    <style:style style:name="co6" style:family="table-column">
      <style:table-column-properties fo:break-before="auto" style:column-width="3.048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file_analysi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4" table:default-cell-style-name="ce1"/>
        <table:table-row table:style-name="ro1">
          <table:table-cell/>
          <table:table-cell office:value-type="string" table:style-name="ce1">
            <text:p>origin</text:p>
          </table:table-cell>
          <table:table-cell office:value-type="string" table:style-name="ce1">
            <text:p>component</text:p>
          </table:table-cell>
          <table:table-cell office:value-type="string" table:style-name="ce1">
            <text:p>range</text:p>
          </table:table-cell>
          <table:table-cell office:value-type="string" table:style-name="ce1">
            <text:p>v_error_mean_mV</text:p>
          </table:table-cell>
          <table:table-cell office:value-type="string" table:style-name="ce1">
            <text:p>v_error_max_mV</text:p>
          </table:table-cell>
          <table:table-cell office:value-type="string" table:style-name="ce1">
            <text:p>v_error_std_mV</text:p>
          </table:table-cell>
          <table:table-cell office:value-type="string" table:style-name="ce1">
            <text:p>c_error_mean_mA</text:p>
          </table:table-cell>
          <table:table-cell office:value-type="string" table:style-name="ce1">
            <text:p>c_error_max_mA</text:p>
          </table:table-cell>
          <table:table-cell office:value-type="string" table:style-name="ce1">
            <text:p>c_error_std_mA</text:p>
          </table:table-cell>
          <table:table-cell table:number-columns-repeated="16374"/>
        </table:table-row>
        <table:table-row table:style-name="ro1" table:visibility="filter">
          <table:table-cell/>
          <table:table-cell office:value-type="string" table:style-name="ce1">
            <text:p>10_short_improved_profiling EMU_A</text:p>
          </table:table-cell>
          <table:table-cell office:value-type="string" table:style-name="ce1">
            <text:p>EMU_A</text:p>
          </table:table-cell>
          <table:table-cell office:value-type="string" table:style-name="ce1">
            <text:p>full</text:p>
          </table:table-cell>
          <table:table-cell office:value-type="float" office:value="26.7831683885187" table:style-name="ce1">
            <text:p>26,78316839</text:p>
          </table:table-cell>
          <table:table-cell office:value-type="float" office:value="738.36" table:style-name="ce1">
            <text:p>738,36</text:p>
          </table:table-cell>
          <table:table-cell office:value-type="float" office:value="97.275088192187994" table:style-name="ce1">
            <text:p>97,27508819</text:p>
          </table:table-cell>
          <table:table-cell office:value-type="float" office:value="4.3559937706238498E-2" table:style-name="ce1">
            <text:p>0,043559938</text:p>
          </table:table-cell>
          <table:table-cell office:value-type="float" office:value="2.5032357848559799" table:style-name="ce1">
            <text:p>2,503235785</text:p>
          </table:table-cell>
          <table:table-cell office:value-type="float" office:value="0.18512227166574199" table:style-name="ce1">
            <text:p>0,185122272</text:p>
          </table:table-cell>
          <table:table-cell table:number-columns-repeated="16374"/>
        </table:table-row>
        <table:table-row table:style-name="ro1" table:visibility="filter">
          <table:table-cell/>
          <table:table-cell office:value-type="string" table:style-name="ce1">
            <text:p>10_short_improved_profiling EMU_A limited</text:p>
          </table:table-cell>
          <table:table-cell office:value-type="string" table:style-name="ce1">
            <text:p>EMU_A</text:p>
          </table:table-cell>
          <table:table-cell office:value-type="string" table:style-name="ce1">
            <text:p>limited</text:p>
          </table:table-cell>
          <table:table-cell office:value-type="float" office:value="1.80989795918383" table:style-name="ce1">
            <text:p>1,809897959</text:p>
          </table:table-cell>
          <table:table-cell office:value-type="float" office:value="2.6299999999999102" table:style-name="ce1">
            <text:p>2,63</text:p>
          </table:table-cell>
          <table:table-cell office:value-type="float" office:value="0.31415419271628697" table:style-name="ce1">
            <text:p>0,314154193</text:p>
          </table:table-cell>
          <table:table-cell office:value-type="float" office:value="1.3277394929442301E-2" table:style-name="ce1">
            <text:p>0,013277395</text:p>
          </table:table-cell>
          <table:table-cell office:value-type="float" office:value="0.111796805288531" table:style-name="ce1">
            <text:p>0,111796805</text:p>
          </table:table-cell>
          <table:table-cell office:value-type="float" office:value="1.0635310079729701E-2" table:style-name="ce1">
            <text:p>0,01063531</text:p>
          </table:table-cell>
          <table:table-cell table:number-columns-repeated="16374"/>
        </table:table-row>
        <table:table-row table:style-name="ro1" table:visibility="filter">
          <table:table-cell/>
          <table:table-cell office:value-type="string" table:style-name="ce1">
            <text:p>10_short_improved_profiling EMU_B</text:p>
          </table:table-cell>
          <table:table-cell office:value-type="string" table:style-name="ce1">
            <text:p>EMU_B</text:p>
          </table:table-cell>
          <table:table-cell office:value-type="string" table:style-name="ce1">
            <text:p>ful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047310565730097E-2" table:style-name="ce1">
            <text:p>0,079047311</text:p>
          </table:table-cell>
          <table:table-cell office:value-type="float" office:value="2.6398165019992401" table:style-name="ce1">
            <text:p>2,639816502</text:p>
          </table:table-cell>
          <table:table-cell office:value-type="float" office:value="0.31188832044366999" table:style-name="ce1">
            <text:p>0,31188832</text:p>
          </table:table-cell>
          <table:table-cell table:number-columns-repeated="16374"/>
        </table:table-row>
        <table:table-row table:style-name="ro1" table:visibility="filter">
          <table:table-cell/>
          <table:table-cell office:value-type="string" table:style-name="ce1">
            <text:p>10_short_improved_profiling EMU_B limited</text:p>
          </table:table-cell>
          <table:table-cell office:value-type="string" table:style-name="ce1">
            <text:p>EMU_B</text:p>
          </table:table-cell>
          <table:table-cell office:value-type="string" table:style-name="ce1">
            <text:p>limit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3390631225268E-2" table:style-name="ce1">
            <text:p>0,012339063</text:p>
          </table:table-cell>
          <table:table-cell office:value-type="float" office:value="8.2256599326426302E-2" table:style-name="ce1">
            <text:p>0,082256599</text:p>
          </table:table-cell>
          <table:table-cell office:value-type="float" office:value="9.3217317756559802E-3" table:style-name="ce1">
            <text:p>0,00932173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10_short_improved_profiling HRV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full</text:p>
          </table:table-cell>
          <table:table-cell office:value-type="float" office:value="291.18838544444401" table:style-name="ce1">
            <text:p>291,1883854</text:p>
          </table:table-cell>
          <table:table-cell office:value-type="float" office:value="5246.1719999999996" table:style-name="ce1">
            <text:p>5246,172</text:p>
          </table:table-cell>
          <table:table-cell office:value-type="float" office:value="981.24955486492001" table:style-name="ce1">
            <text:p>981,2495549</text:p>
          </table:table-cell>
          <table:table-cell office:value-type="float" office:value="0.11666727262688301" table:style-name="ce1">
            <text:p>0,116667273</text:p>
          </table:table-cell>
          <table:table-cell office:value-type="float" office:value="1.0009999999999999" table:style-name="ce1">
            <text:p>1,001</text:p>
          </table:table-cell>
          <table:table-cell office:value-type="float" office:value="0.31252863303908901" table:style-name="ce1">
            <text:p>0,31252863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11_short_hrv_without_sense_base HRV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full</text:p>
          </table:table-cell>
          <table:table-cell office:value-type="float" office:value="11.081241725925899" table:style-name="ce1">
            <text:p>11,08124173</text:p>
          </table:table-cell>
          <table:table-cell office:value-type="float" office:value="1093.29" table:style-name="ce1">
            <text:p>1093,29</text:p>
          </table:table-cell>
          <table:table-cell office:value-type="float" office:value="85.7252580648601" table:style-name="ce1">
            <text:p>85,72525806</text:p>
          </table:table-cell>
          <table:table-cell office:value-type="float" office:value="2.8000934914107201E-2" table:style-name="ce1">
            <text:p>0,028000935</text:p>
          </table:table-cell>
          <table:table-cell office:value-type="float" office:value="1.0009999999999999" table:style-name="ce1">
            <text:p>1,001</text:p>
          </table:table-cell>
          <table:table-cell office:value-type="float" office:value="0.14610266512686601" table:style-name="ce1">
            <text:p>0,14610266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12_short_R22_from_100k_to_1k HRV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full</text:p>
          </table:table-cell>
          <table:table-cell office:value-type="float" office:value="418.09031550175899" table:style-name="ce1">
            <text:p>418,0903155</text:p>
          </table:table-cell>
          <table:table-cell office:value-type="float" office:value="7044.08" table:style-name="ce1">
            <text:p>7044,08</text:p>
          </table:table-cell>
          <table:table-cell office:value-type="float" office:value="1356.7205007126499" table:style-name="ce1">
            <text:p>1356,720501</text:p>
          </table:table-cell>
          <table:table-cell office:value-type="float" office:value="9.63611140926743E-3" table:style-name="ce1">
            <text:p>0,009636111</text:p>
          </table:table-cell>
          <table:table-cell office:value-type="float" office:value="5.8239332415312102E-2" table:style-name="ce1">
            <text:p>0,058239332</text:p>
          </table:table-cell>
          <table:table-cell office:value-type="float" office:value="1.08901235680292E-2" table:style-name="ce1">
            <text:p>0,01089012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13_short_C140_from_22pF_to_1nF HRV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full</text:p>
          </table:table-cell>
          <table:table-cell office:value-type="float" office:value="288.32596294385797" table:style-name="ce1">
            <text:p>288,3259629</text:p>
          </table:table-cell>
          <table:table-cell office:value-type="float" office:value="5204.7389999999996" table:style-name="ce1">
            <text:p>5204,739</text:p>
          </table:table-cell>
          <table:table-cell office:value-type="float" office:value="973.37896211145005" table:style-name="ce1">
            <text:p>973,3789621</text:p>
          </table:table-cell>
          <table:table-cell office:value-type="float" office:value="9.6079202615018296E-3" table:style-name="ce1">
            <text:p>0,00960792</text:p>
          </table:table-cell>
          <table:table-cell office:value-type="float" office:value="5.7972667142420997E-2" table:style-name="ce1">
            <text:p>0,057972667</text:p>
          </table:table-cell>
          <table:table-cell office:value-type="float" office:value="1.1044447577127E-2" table:style-name="ce1">
            <text:p>0,01104444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14_short_C140_to_2nF HRV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full</text:p>
          </table:table-cell>
          <table:table-cell office:value-type="float" office:value="287.30865408420999" table:style-name="ce1">
            <text:p>287,3086541</text:p>
          </table:table-cell>
          <table:table-cell office:value-type="float" office:value="5273.4189999999999" table:style-name="ce1">
            <text:p>5273,419</text:p>
          </table:table-cell>
          <table:table-cell office:value-type="float" office:value="974.48699037882795" table:style-name="ce1">
            <text:p>974,4869904</text:p>
          </table:table-cell>
          <table:table-cell office:value-type="float" office:value="9.6976167293178501E-3" table:style-name="ce1">
            <text:p>0,009697617</text:p>
          </table:table-cell>
          <table:table-cell office:value-type="float" office:value="5.5867252087428397E-2" table:style-name="ce1">
            <text:p>0,055867252</text:p>
          </table:table-cell>
          <table:table-cell office:value-type="float" office:value="1.0938707506616499E-2" table:style-name="ce1">
            <text:p>0,01093870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15_short_C35_100nF_removed HRV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full</text:p>
          </table:table-cell>
          <table:table-cell office:value-type="float" office:value="300.90903367719397" table:style-name="ce1">
            <text:p>300,9090337</text:p>
          </table:table-cell>
          <table:table-cell office:value-type="float" office:value="5248.7919999999904" table:style-name="ce1">
            <text:p>5248,792</text:p>
          </table:table-cell>
          <table:table-cell office:value-type="float" office:value="984.27108333553804" table:style-name="ce1">
            <text:p>984,2710833</text:p>
          </table:table-cell>
          <table:table-cell office:value-type="float" office:value="1.05831110937036E-2" table:style-name="ce1">
            <text:p>0,010583111</text:p>
          </table:table-cell>
          <table:table-cell office:value-type="float" office:value="5.6531888494582003E-2" table:style-name="ce1">
            <text:p>0,056531888</text:p>
          </table:table-cell>
          <table:table-cell office:value-type="float" office:value="1.26794891677437E-2" table:style-name="ce1">
            <text:p>0,012679489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16_short_TP6_with_10nF_ADC_V HRV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full</text:p>
          </table:table-cell>
          <table:table-cell office:value-type="float" office:value="289.28025834385801" table:style-name="ce1">
            <text:p>289,2802583</text:p>
          </table:table-cell>
          <table:table-cell office:value-type="float" office:value="5253.6639999999998" table:style-name="ce1">
            <text:p>5253,664</text:p>
          </table:table-cell>
          <table:table-cell office:value-type="float" office:value="972.51451488463204" table:style-name="ce1">
            <text:p>972,5145149</text:p>
          </table:table-cell>
          <table:table-cell office:value-type="float" office:value="1.00301247717011E-2" table:style-name="ce1">
            <text:p>0,010030125</text:p>
          </table:table-cell>
          <table:table-cell office:value-type="float" office:value="5.6503135654313502E-2" table:style-name="ce1">
            <text:p>0,056503136</text:p>
          </table:table-cell>
          <table:table-cell office:value-type="float" office:value="1.19632222887171E-2" table:style-name="ce1">
            <text:p>0,01196322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17_shortf_bakeoff HRV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full</text:p>
          </table:table-cell>
          <table:table-cell office:value-type="float" office:value="276.40763678596397" table:style-name="ce1">
            <text:p>276,4076368</text:p>
          </table:table-cell>
          <table:table-cell office:value-type="float" office:value="5272.08" table:style-name="ce1">
            <text:p>5272,08</text:p>
          </table:table-cell>
          <table:table-cell office:value-type="float" office:value="944.95076199133803" table:style-name="ce1">
            <text:p>944,950762</text:p>
          </table:table-cell>
          <table:table-cell office:value-type="float" office:value="9.9149543114821197E-3" table:style-name="ce1">
            <text:p>0,009914954</text:p>
          </table:table-cell>
          <table:table-cell office:value-type="float" office:value="5.72680997574306E-2" table:style-name="ce1">
            <text:p>0,0572681</text:p>
          </table:table-cell>
          <table:table-cell office:value-type="float" office:value="1.1580958324541001E-2" table:style-name="ce1">
            <text:p>0,01158095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18_short_R22_to_100R HRV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full</text:p>
          </table:table-cell>
          <table:table-cell office:value-type="float" office:value="1.04731459649124" table:style-name="ce1">
            <text:p>1,047314596</text:p>
          </table:table-cell>
          <table:table-cell office:value-type="float" office:value="22.310000000000901" table:style-name="ce1">
            <text:p>22,31</text:p>
          </table:table-cell>
          <table:table-cell office:value-type="float" office:value="2.7471034109902401" table:style-name="ce1">
            <text:p>2,747103411</text:p>
          </table:table-cell>
          <table:table-cell office:value-type="float" office:value="5.9989778230046201E-3" table:style-name="ce1">
            <text:p>0,005998978</text:p>
          </table:table-cell>
          <table:table-cell office:value-type="float" office:value="6.2945232162013504E-2" table:style-name="ce1">
            <text:p>0,062945232</text:p>
          </table:table-cell>
          <table:table-cell office:value-type="float" office:value="5.9259369878471102E-3" table:style-name="ce1">
            <text:p>0,005925937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19_short_C140_to_10nF HRV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full</text:p>
          </table:table-cell>
          <table:table-cell office:value-type="float" office:value="281.509228645615" table:style-name="ce1">
            <text:p>281,5092286</text:p>
          </table:table-cell>
          <table:table-cell office:value-type="float" office:value="5063.46" table:style-name="ce1">
            <text:p>5063,46</text:p>
          </table:table-cell>
          <table:table-cell office:value-type="float" office:value="944.30558310602203" table:style-name="ce1">
            <text:p>944,3055831</text:p>
          </table:table-cell>
          <table:table-cell office:value-type="float" office:value="7.06560571396154E-3" table:style-name="ce1">
            <text:p>0,007065606</text:p>
          </table:table-cell>
          <table:table-cell office:value-type="float" office:value="6.4240639054018098E-2" table:style-name="ce1">
            <text:p>0,064240639</text:p>
          </table:table-cell>
          <table:table-cell office:value-type="float" office:value="5.8895874549256596E-3" table:style-name="ce1">
            <text:p>0,005889587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20_short_hrv_Shunt_to_10R_gain10 HRV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full</text:p>
          </table:table-cell>
          <table:table-cell office:value-type="float" office:value="281.93143504561402" table:style-name="ce1">
            <text:p>281,931435</text:p>
          </table:table-cell>
          <table:table-cell office:value-type="float" office:value="5266.7889999999998" table:style-name="ce1">
            <text:p>5266,789</text:p>
          </table:table-cell>
          <table:table-cell office:value-type="float" office:value="965.78922776582294" table:style-name="ce1">
            <text:p>965,7892278</text:p>
          </table:table-cell>
          <table:table-cell office:value-type="float" office:value="5.5197662341956999E-3" table:style-name="ce1">
            <text:p>0,005519766</text:p>
          </table:table-cell>
          <table:table-cell office:value-type="float" office:value="5.92314315187372E-2" table:style-name="ce1">
            <text:p>0,059231432</text:p>
          </table:table-cell>
          <table:table-cell office:value-type="float" office:value="5.6457822937268001E-3" table:style-name="ce1">
            <text:p>0,00564578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21_short_hrv_diode_to_SSM HRV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full</text:p>
          </table:table-cell>
          <table:table-cell office:value-type="float" office:value="284.93617372982402" table:style-name="ce1">
            <text:p>284,9361737</text:p>
          </table:table-cell>
          <table:table-cell office:value-type="float" office:value="5248.1750000000002" table:style-name="ce1">
            <text:p>5248,175</text:p>
          </table:table-cell>
          <table:table-cell office:value-type="float" office:value="969.90288510259802" table:style-name="ce1">
            <text:p>969,9028851</text:p>
          </table:table-cell>
          <table:table-cell office:value-type="float" office:value="5.6522337277491296E-3" table:style-name="ce1">
            <text:p>0,005652234</text:p>
          </table:table-cell>
          <table:table-cell office:value-type="float" office:value="5.95583398956753E-2" table:style-name="ce1">
            <text:p>0,05955834</text:p>
          </table:table-cell>
          <table:table-cell office:value-type="float" office:value="5.8057423723351402E-3" table:style-name="ce1">
            <text:p>0,00580574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22_short_C35_to_470nF HRV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full</text:p>
          </table:table-cell>
          <table:table-cell office:value-type="float" office:value="280.83023873333298" table:style-name="ce1">
            <text:p>280,8302387</text:p>
          </table:table-cell>
          <table:table-cell office:value-type="float" office:value="5133.1930000000002" table:style-name="ce1">
            <text:p>5133,193</text:p>
          </table:table-cell>
          <table:table-cell office:value-type="float" office:value="961.09179423006003" table:style-name="ce1">
            <text:p>961,0917942</text:p>
          </table:table-cell>
          <table:table-cell office:value-type="float" office:value="4.8696808146789904E-3" table:style-name="ce1">
            <text:p>0,004869681</text:p>
          </table:table-cell>
          <table:table-cell office:value-type="float" office:value="5.5066155725889902E-2" table:style-name="ce1">
            <text:p>0,055066156</text:p>
          </table:table-cell>
          <table:table-cell office:value-type="float" office:value="4.7224236710140498E-3" table:style-name="ce1">
            <text:p>0,00472242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23_short_InputCap_2x100nF HRV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full</text:p>
          </table:table-cell>
          <table:table-cell office:value-type="float" office:value="305.95551528070501" table:style-name="ce1">
            <text:p>305,9555153</text:p>
          </table:table-cell>
          <table:table-cell office:value-type="float" office:value="5263.8959999999997" table:style-name="ce1">
            <text:p>5263,896</text:p>
          </table:table-cell>
          <table:table-cell office:value-type="float" office:value="986.72947445832801" table:style-name="ce1">
            <text:p>986,7294745</text:p>
          </table:table-cell>
          <table:table-cell office:value-type="float" office:value="5.6161996280516902E-3" table:style-name="ce1">
            <text:p>0,0056162</text:p>
          </table:table-cell>
          <table:table-cell office:value-type="float" office:value="5.1745401041830501E-2" table:style-name="ce1">
            <text:p>0,051745401</text:p>
          </table:table-cell>
          <table:table-cell office:value-type="float" office:value="5.2859682979104804E-3" table:style-name="ce1">
            <text:p>0,005285968</text:p>
          </table:table-cell>
          <table:table-cell table:number-columns-repeated="16374"/>
        </table:table-row>
        <table:table-row table:style-name="ro1" table:visibility="filter">
          <table:table-cell/>
          <table:table-cell office:value-type="string" table:style-name="ce1">
            <text:p>17_shortf_bakeoff EMU_A</text:p>
          </table:table-cell>
          <table:table-cell office:value-type="string" table:style-name="ce1">
            <text:p>EMU_A</text:p>
          </table:table-cell>
          <table:table-cell office:value-type="string" table:style-name="ce1">
            <text:p>full</text:p>
          </table:table-cell>
          <table:table-cell office:value-type="float" office:value="25.5878948589475" table:style-name="ce1">
            <text:p>25,58789486</text:p>
          </table:table-cell>
          <table:table-cell office:value-type="float" office:value="738.66" table:style-name="ce1">
            <text:p>738,66</text:p>
          </table:table-cell>
          <table:table-cell office:value-type="float" office:value="94.699727623251206" table:style-name="ce1">
            <text:p>94,69972762</text:p>
          </table:table-cell>
          <table:table-cell office:value-type="float" office:value="4.6535915661775402E-2" table:style-name="ce1">
            <text:p>0,046535916</text:p>
          </table:table-cell>
          <table:table-cell office:value-type="float" office:value="2.5489773173680201" table:style-name="ce1">
            <text:p>2,548977317</text:p>
          </table:table-cell>
          <table:table-cell office:value-type="float" office:value="0.19618637161156099" table:style-name="ce1">
            <text:p>0,196186372</text:p>
          </table:table-cell>
          <table:table-cell table:number-columns-repeated="16374"/>
        </table:table-row>
        <table:table-row table:style-name="ro1" table:visibility="filter">
          <table:table-cell/>
          <table:table-cell office:value-type="string" table:style-name="ce1">
            <text:p>17_shortf_bakeoff EMU_A limited</text:p>
          </table:table-cell>
          <table:table-cell office:value-type="string" table:style-name="ce1">
            <text:p>EMU_A</text:p>
          </table:table-cell>
          <table:table-cell office:value-type="string" table:style-name="ce1">
            <text:p>limited</text:p>
          </table:table-cell>
          <table:table-cell office:value-type="float" office:value="1.9202040816328201" table:style-name="ce1">
            <text:p>1,920204082</text:p>
          </table:table-cell>
          <table:table-cell office:value-type="float" office:value="2.7699999999999299" table:style-name="ce1">
            <text:p>2,77</text:p>
          </table:table-cell>
          <table:table-cell office:value-type="float" office:value="0.34311593054299" table:style-name="ce1">
            <text:p>0,343115931</text:p>
          </table:table-cell>
          <table:table-cell office:value-type="float" office:value="1.3568664171297099E-2" table:style-name="ce1">
            <text:p>0,013568664</text:p>
          </table:table-cell>
          <table:table-cell office:value-type="float" office:value="0.124888269640223" table:style-name="ce1">
            <text:p>0,12488827</text:p>
          </table:table-cell>
          <table:table-cell office:value-type="float" office:value="1.09132564281738E-2" table:style-name="ce1">
            <text:p>0,010913256</text:p>
          </table:table-cell>
          <table:table-cell table:number-columns-repeated="16374"/>
        </table:table-row>
        <table:table-row table:style-name="ro1" table:visibility="filter">
          <table:table-cell/>
          <table:table-cell office:value-type="string" table:style-name="ce1">
            <text:p>17_shortf_bakeoff EMU_B</text:p>
          </table:table-cell>
          <table:table-cell office:value-type="string" table:style-name="ce1">
            <text:p>EMU_B</text:p>
          </table:table-cell>
          <table:table-cell office:value-type="string" table:style-name="ce1">
            <text:p>ful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89914894089907E-2" table:style-name="ce1">
            <text:p>0,078991489</text:p>
          </table:table-cell>
          <table:table-cell office:value-type="float" office:value="2.6222731523498899" table:style-name="ce1">
            <text:p>2,622273152</text:p>
          </table:table-cell>
          <table:table-cell office:value-type="float" office:value="0.31178886086471103" table:style-name="ce1">
            <text:p>0,311788861</text:p>
          </table:table-cell>
          <table:table-cell table:number-columns-repeated="16374"/>
        </table:table-row>
        <table:table-row table:style-name="ro1" table:visibility="filter">
          <table:table-cell/>
          <table:table-cell office:value-type="string" table:style-name="ce1">
            <text:p>17_shortf_bakeoff EMU_B limited</text:p>
          </table:table-cell>
          <table:table-cell office:value-type="string" table:style-name="ce1">
            <text:p>EMU_B</text:p>
          </table:table-cell>
          <table:table-cell office:value-type="string" table:style-name="ce1">
            <text:p>limit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3039680170773E-2" table:style-name="ce1">
            <text:p>0,012303968</text:p>
          </table:table-cell>
          <table:table-cell office:value-type="float" office:value="8.5268177647177604E-2" table:style-name="ce1">
            <text:p>0,085268178</text:p>
          </table:table-cell>
          <table:table-cell office:value-type="float" office:value="9.2914392997193E-3" table:style-name="ce1">
            <text:p>0,009291439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24_short_C35_removed HRV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full</text:p>
          </table:table-cell>
          <table:table-cell office:value-type="float" office:value="293.70154452982501" table:style-name="ce1">
            <text:p>293,7015445</text:p>
          </table:table-cell>
          <table:table-cell office:value-type="float" office:value="5246.5479999999998" table:style-name="ce1">
            <text:p>5246,548</text:p>
          </table:table-cell>
          <table:table-cell office:value-type="float" office:value="971.27514004521004" table:style-name="ce1">
            <text:p>971,27514</text:p>
          </table:table-cell>
          <table:table-cell office:value-type="float" office:value="6.3066394184923E-3" table:style-name="ce1">
            <text:p>0,006306639</text:p>
          </table:table-cell>
          <table:table-cell office:value-type="float" office:value="6.2011685559519497E-2" table:style-name="ce1">
            <text:p>0,062011686</text:p>
          </table:table-cell>
          <table:table-cell office:value-type="float" office:value="5.9118066371499703E-3" table:style-name="ce1">
            <text:p>0,005911807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25_short_InputCap_removed HRV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full</text:p>
          </table:table-cell>
          <table:table-cell office:value-type="float" office:value="1.9367083403508401" table:style-name="ce1">
            <text:p>1,93670834</text:p>
          </table:table-cell>
          <table:table-cell office:value-type="float" office:value="138.88" table:style-name="ce1">
            <text:p>138,88</text:p>
          </table:table-cell>
          <table:table-cell office:value-type="float" office:value="9.7826525669762905" table:style-name="ce1">
            <text:p>9,782652567</text:p>
          </table:table-cell>
          <table:table-cell office:value-type="float" office:value="5.7396325315019897E-3" table:style-name="ce1">
            <text:p>0,005739633</text:p>
          </table:table-cell>
          <table:table-cell office:value-type="float" office:value="6.6450384059398002E-2" table:style-name="ce1">
            <text:p>0,066450384</text:p>
          </table:table-cell>
          <table:table-cell office:value-type="float" office:value="5.8479005018973402E-3" table:style-name="ce1">
            <text:p>0,00584790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26_short_R22_33R_10nF HRV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full</text:p>
          </table:table-cell>
          <table:table-cell office:value-type="float" office:value="262.71984211929799" table:style-name="ce1">
            <text:p>262,7198421</text:p>
          </table:table-cell>
          <table:table-cell office:value-type="float" office:value="4933.79" table:style-name="ce1">
            <text:p>4933,79</text:p>
          </table:table-cell>
          <table:table-cell office:value-type="float" office:value="895.28638236909399" table:style-name="ce1">
            <text:p>895,2863824</text:p>
          </table:table-cell>
          <table:table-cell office:value-type="float" office:value="5.6284694951985598E-3" table:style-name="ce1">
            <text:p>0,005628469</text:p>
          </table:table-cell>
          <table:table-cell office:value-type="float" office:value="6.1145507287974001E-2" table:style-name="ce1">
            <text:p>0,061145507</text:p>
          </table:table-cell>
          <table:table-cell office:value-type="float" office:value="5.9202573386246404E-3" table:style-name="ce1">
            <text:p>0,005920257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27_short_C35_add_back_100nF HRV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full</text:p>
          </table:table-cell>
          <table:table-cell office:value-type="float" office:value="276.04156940701699" table:style-name="ce1">
            <text:p>276,0415694</text:p>
          </table:table-cell>
          <table:table-cell office:value-type="float" office:value="5255.69" table:style-name="ce1">
            <text:p>5255,69</text:p>
          </table:table-cell>
          <table:table-cell office:value-type="float" office:value="948.93598591912803" table:style-name="ce1">
            <text:p>948,9359859</text:p>
          </table:table-cell>
          <table:table-cell office:value-type="float" office:value="5.3688886426866899E-3" table:style-name="ce1">
            <text:p>0,005368889</text:p>
          </table:table-cell>
          <table:table-cell office:value-type="float" office:value="6.0881509083406102E-2" table:style-name="ce1">
            <text:p>0,060881509</text:p>
          </table:table-cell>
          <table:table-cell office:value-type="float" office:value="5.5551934665331298E-3" table:style-name="ce1">
            <text:p>0,00555519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28_short_ADC_V_R16_from_1k_to_33R HRV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full</text:p>
          </table:table-cell>
          <table:table-cell office:value-type="float" office:value="283.94518902105102" table:style-name="ce1">
            <text:p>283,945189</text:p>
          </table:table-cell>
          <table:table-cell office:value-type="float" office:value="5257.6039999999903" table:style-name="ce1">
            <text:p>5257,604</text:p>
          </table:table-cell>
          <table:table-cell office:value-type="float" office:value="974.57639562350505" table:style-name="ce1">
            <text:p>974,5763956</text:p>
          </table:table-cell>
          <table:table-cell office:value-type="float" office:value="5.25204229161847E-3" table:style-name="ce1">
            <text:p>0,005252042</text:p>
          </table:table-cell>
          <table:table-cell office:value-type="float" office:value="6.0074170498802801E-2" table:style-name="ce1">
            <text:p>0,06007417</text:p>
          </table:table-cell>
          <table:table-cell office:value-type="float" office:value="5.4415710132642301E-3" table:style-name="ce1">
            <text:p>0,00544157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29_short_R20_OpAmpFB_from_1k_to_100R HRV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full</text:p>
          </table:table-cell>
          <table:table-cell office:value-type="float" office:value="280.93409598245597" table:style-name="ce1">
            <text:p>280,934096</text:p>
          </table:table-cell>
          <table:table-cell office:value-type="float" office:value="5173.1949999999997" table:style-name="ce1">
            <text:p>5173,195</text:p>
          </table:table-cell>
          <table:table-cell office:value-type="float" office:value="960.23870823245795" table:style-name="ce1">
            <text:p>960,2387082</text:p>
          </table:table-cell>
          <table:table-cell office:value-type="float" office:value="5.3468997963030196E-3" table:style-name="ce1">
            <text:p>0,0053469</text:p>
          </table:table-cell>
          <table:table-cell office:value-type="float" office:value="5.7594254767680202E-2" table:style-name="ce1">
            <text:p>0,057594255</text:p>
          </table:table-cell>
          <table:table-cell office:value-type="float" office:value="5.56437268100431E-3" table:style-name="ce1">
            <text:p>0,00556437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30_short_R20_OpAmpFB_to_10k HRV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full</text:p>
          </table:table-cell>
          <table:table-cell office:value-type="float" office:value="276.14086761754299" table:style-name="ce1">
            <text:p>276,1408676</text:p>
          </table:table-cell>
          <table:table-cell office:value-type="float" office:value="5251.9609999999902" table:style-name="ce1">
            <text:p>5251,961</text:p>
          </table:table-cell>
          <table:table-cell office:value-type="float" office:value="956.51670086568095" table:style-name="ce1">
            <text:p>956,5167009</text:p>
          </table:table-cell>
          <table:table-cell office:value-type="float" office:value="4.7171379848570498E-3" table:style-name="ce1">
            <text:p>0,004717138</text:p>
          </table:table-cell>
          <table:table-cell office:value-type="float" office:value="5.4563026128703798E-2" table:style-name="ce1">
            <text:p>0,054563026</text:p>
          </table:table-cell>
          <table:table-cell office:value-type="float" office:value="5.0603635227637403E-3" table:style-name="ce1">
            <text:p>0,00506036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31_short_R18_from_1k_to_0R HRV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full</text:p>
          </table:table-cell>
          <table:table-cell office:value-type="float" office:value="273.25880938245598" table:style-name="ce1">
            <text:p>273,2588094</text:p>
          </table:table-cell>
          <table:table-cell office:value-type="float" office:value="5233.0590000000002" table:style-name="ce1">
            <text:p>5233,059</text:p>
          </table:table-cell>
          <table:table-cell office:value-type="float" office:value="940.928381840155" table:style-name="ce1">
            <text:p>940,9283818</text:p>
          </table:table-cell>
          <table:table-cell office:value-type="float" office:value="5.0240572392249404E-3" table:style-name="ce1">
            <text:p>0,005024057</text:p>
          </table:table-cell>
          <table:table-cell office:value-type="float" office:value="5.9619065759616799E-2" table:style-name="ce1">
            <text:p>0,059619066</text:p>
          </table:table-cell>
          <table:table-cell office:value-type="float" office:value="5.47445359311877E-3" table:style-name="ce1">
            <text:p>0,00547445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32_short_R16_back_to_1k HRV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full</text:p>
          </table:table-cell>
          <table:table-cell office:value-type="float" office:value="25.884637368421" table:style-name="ce1">
            <text:p>25,88463737</text:p>
          </table:table-cell>
          <table:table-cell office:value-type="float" office:value="1649.66" table:style-name="ce1">
            <text:p>1649,66</text:p>
          </table:table-cell>
          <table:table-cell office:value-type="float" office:value="169.26034411167799" table:style-name="ce1">
            <text:p>169,2603441</text:p>
          </table:table-cell>
          <table:table-cell office:value-type="float" office:value="5.11716097881293E-3" table:style-name="ce1">
            <text:p>0,005117161</text:p>
          </table:table-cell>
          <table:table-cell office:value-type="float" office:value="6.1541271472766099E-2" table:style-name="ce1">
            <text:p>0,061541271</text:p>
          </table:table-cell>
          <table:table-cell office:value-type="float" office:value="5.3157764746642102E-3" table:style-name="ce1">
            <text:p>0,00531577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33_short_R20_back_to_1k HRV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full</text:p>
          </table:table-cell>
          <table:table-cell office:value-type="float" office:value="281.49925143508898" table:style-name="ce1">
            <text:p>281,4992514</text:p>
          </table:table-cell>
          <table:table-cell office:value-type="float" office:value="5178.1889999999903" table:style-name="ce1">
            <text:p>5178,189</text:p>
          </table:table-cell>
          <table:table-cell office:value-type="float" office:value="963.66016069372097" table:style-name="ce1">
            <text:p>963,6601607</text:p>
          </table:table-cell>
          <table:table-cell office:value-type="float" office:value="5.4025515530664201E-3" table:style-name="ce1">
            <text:p>0,005402552</text:p>
          </table:table-cell>
          <table:table-cell office:value-type="float" office:value="5.7823693075456602E-2" table:style-name="ce1">
            <text:p>0,057823693</text:p>
          </table:table-cell>
          <table:table-cell office:value-type="float" office:value="5.6237643549393399E-3" table:style-name="ce1">
            <text:p>0,00562376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34_short_C36_from_1nF_to_10nF HRV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full</text:p>
          </table:table-cell>
          <table:table-cell office:value-type="float" office:value="225.05198931578801" table:style-name="ce1">
            <text:p>225,0519893</text:p>
          </table:table-cell>
          <table:table-cell office:value-type="float" office:value="5192.1679999999997" table:style-name="ce1">
            <text:p>5192,168</text:p>
          </table:table-cell>
          <table:table-cell office:value-type="float" office:value="797.505726713944" table:style-name="ce1">
            <text:p>797,5057267</text:p>
          </table:table-cell>
          <table:table-cell office:value-type="float" office:value="5.2885198723878696E-3" table:style-name="ce1">
            <text:p>0,00528852</text:p>
          </table:table-cell>
          <table:table-cell office:value-type="float" office:value="5.9568211975113902E-2" table:style-name="ce1">
            <text:p>0,059568212</text:p>
          </table:table-cell>
          <table:table-cell office:value-type="float" office:value="5.4120576206339102E-3" table:style-name="ce1">
            <text:p>0,00541205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35_short_R27_from_1k_to_100R HRV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full</text:p>
          </table:table-cell>
          <table:table-cell office:value-type="float" office:value="256.78515486666902" table:style-name="ce1">
            <text:p>256,7851549</text:p>
          </table:table-cell>
          <table:table-cell office:value-type="float" office:value="4953.7813999999998" table:style-name="ce1">
            <text:p>4953,7814</text:p>
          </table:table-cell>
          <table:table-cell office:value-type="float" office:value="917.13609097490405" table:style-name="ce1">
            <text:p>917,136091</text:p>
          </table:table-cell>
          <table:table-cell office:value-type="float" office:value="5.7391110146325997E-3" table:style-name="ce1">
            <text:p>0,005739111</text:p>
          </table:table-cell>
          <table:table-cell office:value-type="float" office:value="6.5168956628669505E-2" table:style-name="ce1">
            <text:p>0,065168957</text:p>
          </table:table-cell>
          <table:table-cell office:value-type="float" office:value="6.0128594468985804E-3" table:style-name="ce1">
            <text:p>0,006012859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10_short_improved_profiling HRV limited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limited</text:p>
          </table:table-cell>
          <table:table-cell office:value-type="float" office:value="0.209387755101969" table:style-name="ce1">
            <text:p>0,209387755</text:p>
          </table:table-cell>
          <table:table-cell office:value-type="float" office:value="0.68000000000001304" table:style-name="ce1">
            <text:p>0,68</text:p>
          </table:table-cell>
          <table:table-cell office:value-type="float" office:value="0.17800377151923399" table:style-name="ce1">
            <text:p>0,178003772</text:p>
          </table:table-cell>
          <table:table-cell office:value-type="float" office:value="5.13727062500493E-3" table:style-name="ce1">
            <text:p>0,005137271</text:p>
          </table:table-cell>
          <table:table-cell office:value-type="float" office:value="4.5973976559053602E-2" table:style-name="ce1">
            <text:p>0,045973977</text:p>
          </table:table-cell>
          <table:table-cell office:value-type="float" office:value="4.5884520051856998E-3" table:style-name="ce1">
            <text:p>0,00458845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11_short_hrv_without_sense_base HRV limited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limited</text:p>
          </table:table-cell>
          <table:table-cell office:value-type="float" office:value="0.16642857142848799" table:style-name="ce1">
            <text:p>0,166428571</text:p>
          </table:table-cell>
          <table:table-cell office:value-type="float" office:value="0.54999999999960603" table:style-name="ce1">
            <text:p>0,55</text:p>
          </table:table-cell>
          <table:table-cell office:value-type="float" office:value="0.142944623369645" table:style-name="ce1">
            <text:p>0,142944623</text:p>
          </table:table-cell>
          <table:table-cell office:value-type="float" office:value="5.2879410025256802E-3" table:style-name="ce1">
            <text:p>0,005287941</text:p>
          </table:table-cell>
          <table:table-cell office:value-type="float" office:value="5.338502021765E-2" table:style-name="ce1">
            <text:p>0,05338502</text:p>
          </table:table-cell>
          <table:table-cell office:value-type="float" office:value="4.7007083291425601E-3" table:style-name="ce1">
            <text:p>0,00470070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12_short_R22_from_100k_to_1k HRV limited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limited</text:p>
          </table:table-cell>
          <table:table-cell office:value-type="float" office:value="0.14969387755093599" table:style-name="ce1">
            <text:p>0,149693878</text:p>
          </table:table-cell>
          <table:table-cell office:value-type="float" office:value="0.48000000000003501" table:style-name="ce1">
            <text:p>0,48</text:p>
          </table:table-cell>
          <table:table-cell office:value-type="float" office:value="0.12484647601506201" table:style-name="ce1">
            <text:p>0,124846476</text:p>
          </table:table-cell>
          <table:table-cell office:value-type="float" office:value="5.3230618236436702E-3" table:style-name="ce1">
            <text:p>0,005323062</text:p>
          </table:table-cell>
          <table:table-cell office:value-type="float" office:value="5.3973703747337003E-2" table:style-name="ce1">
            <text:p>0,053973704</text:p>
          </table:table-cell>
          <table:table-cell office:value-type="float" office:value="4.74637171889997E-3" table:style-name="ce1">
            <text:p>0,00474637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13_short_C140_from_22pF_to_1nF HRV limited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limited</text:p>
          </table:table-cell>
          <table:table-cell office:value-type="float" office:value="0.20122448979586499" table:style-name="ce1">
            <text:p>0,20122449</text:p>
          </table:table-cell>
          <table:table-cell office:value-type="float" office:value="0.62999999999968603" table:style-name="ce1">
            <text:p>0,63</text:p>
          </table:table-cell>
          <table:table-cell office:value-type="float" office:value="0.17504090972595501" table:style-name="ce1">
            <text:p>0,17504091</text:p>
          </table:table-cell>
          <table:table-cell office:value-type="float" office:value="5.1788749993511799E-3" table:style-name="ce1">
            <text:p>0,005178875</text:p>
          </table:table-cell>
          <table:table-cell office:value-type="float" office:value="5.3804217114365699E-2" table:style-name="ce1">
            <text:p>0,053804217</text:p>
          </table:table-cell>
          <table:table-cell office:value-type="float" office:value="4.6399601622387002E-3" table:style-name="ce1">
            <text:p>0,0046399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14_short_C140_to_2nF HRV limited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limited</text:p>
          </table:table-cell>
          <table:table-cell office:value-type="float" office:value="0.21765306122443601" table:style-name="ce1">
            <text:p>0,217653061</text:p>
          </table:table-cell>
          <table:table-cell office:value-type="float" office:value="0.68999999999963502" table:style-name="ce1">
            <text:p>0,69</text:p>
          </table:table-cell>
          <table:table-cell office:value-type="float" office:value="0.194636253699531" table:style-name="ce1">
            <text:p>0,194636254</text:p>
          </table:table-cell>
          <table:table-cell office:value-type="float" office:value="5.2312769487306296E-3" table:style-name="ce1">
            <text:p>0,005231277</text:p>
          </table:table-cell>
          <table:table-cell office:value-type="float" office:value="4.9041515910050397E-2" table:style-name="ce1">
            <text:p>0,049041516</text:p>
          </table:table-cell>
          <table:table-cell office:value-type="float" office:value="4.56497945096617E-3" table:style-name="ce1">
            <text:p>0,004564979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15_short_C35_100nF_removed HRV limited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limited</text:p>
          </table:table-cell>
          <table:table-cell office:value-type="float" office:value="0.21561224489789901" table:style-name="ce1">
            <text:p>0,215612245</text:p>
          </table:table-cell>
          <table:table-cell office:value-type="float" office:value="0.69999999999969997" table:style-name="ce1">
            <text:p>0,7</text:p>
          </table:table-cell>
          <table:table-cell office:value-type="float" office:value="0.19383913067807401" table:style-name="ce1">
            <text:p>0,193839131</text:p>
          </table:table-cell>
          <table:table-cell office:value-type="float" office:value="5.16934029406924E-3" table:style-name="ce1">
            <text:p>0,00516934</text:p>
          </table:table-cell>
          <table:table-cell office:value-type="float" office:value="4.4158077633339697E-2" table:style-name="ce1">
            <text:p>0,044158078</text:p>
          </table:table-cell>
          <table:table-cell office:value-type="float" office:value="4.4818065727769401E-3" table:style-name="ce1">
            <text:p>0,004481807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16_short_TP6_with_10nF_ADC_V HRV limited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limited</text:p>
          </table:table-cell>
          <table:table-cell office:value-type="float" office:value="0.19132653061220001" table:style-name="ce1">
            <text:p>0,191326531</text:p>
          </table:table-cell>
          <table:table-cell office:value-type="float" office:value="0.59999999999993303" table:style-name="ce1">
            <text:p>0,6</text:p>
          </table:table-cell>
          <table:table-cell office:value-type="float" office:value="0.15766561747799199" table:style-name="ce1">
            <text:p>0,157665617</text:p>
          </table:table-cell>
          <table:table-cell office:value-type="float" office:value="5.0358539386669799E-3" table:style-name="ce1">
            <text:p>0,005035854</text:p>
          </table:table-cell>
          <table:table-cell office:value-type="float" office:value="4.8570352007330703E-2" table:style-name="ce1">
            <text:p>0,048570352</text:p>
          </table:table-cell>
          <table:table-cell office:value-type="float" office:value="4.4208755290426E-3" table:style-name="ce1">
            <text:p>0,00442087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17_shortf_bakeoff HRV limited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limited</text:p>
          </table:table-cell>
          <table:table-cell office:value-type="float" office:value="0.20030612244898499" table:style-name="ce1">
            <text:p>0,200306122</text:p>
          </table:table-cell>
          <table:table-cell office:value-type="float" office:value="0.45999999999990399" table:style-name="ce1">
            <text:p>0,46</text:p>
          </table:table-cell>
          <table:table-cell office:value-type="float" office:value="0.113869373155116" table:style-name="ce1">
            <text:p>0,113869373</text:p>
          </table:table-cell>
          <table:table-cell office:value-type="float" office:value="5.1572406583103103E-3" table:style-name="ce1">
            <text:p>0,005157241</text:p>
          </table:table-cell>
          <table:table-cell office:value-type="float" office:value="4.7026934412441802E-2" table:style-name="ce1">
            <text:p>0,047026934</text:p>
          </table:table-cell>
          <table:table-cell office:value-type="float" office:value="4.6013490580415397E-3" table:style-name="ce1">
            <text:p>0,004601349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18_short_R22_to_100R HRV limited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limited</text:p>
          </table:table-cell>
          <table:table-cell office:value-type="float" office:value="0.199081632653065" table:style-name="ce1">
            <text:p>0,199081633</text:p>
          </table:table-cell>
          <table:table-cell office:value-type="float" office:value="0.51999999999985302" table:style-name="ce1">
            <text:p>0,52</text:p>
          </table:table-cell>
          <table:table-cell office:value-type="float" office:value="0.123751623369335" table:style-name="ce1">
            <text:p>0,123751623</text:p>
          </table:table-cell>
          <table:table-cell office:value-type="float" office:value="5.5904700607917902E-3" table:style-name="ce1">
            <text:p>0,00559047</text:p>
          </table:table-cell>
          <table:table-cell office:value-type="float" office:value="5.9864896460891298E-2" table:style-name="ce1">
            <text:p>0,059864896</text:p>
          </table:table-cell>
          <table:table-cell office:value-type="float" office:value="4.89009227202011E-3" table:style-name="ce1">
            <text:p>0,00489009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19_short_C140_to_10nF HRV limited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limited</text:p>
          </table:table-cell>
          <table:table-cell office:value-type="float" office:value="0.19061224489798101" table:style-name="ce1">
            <text:p>0,190612245</text:p>
          </table:table-cell>
          <table:table-cell office:value-type="float" office:value="0.53999999999998405" table:style-name="ce1">
            <text:p>0,54</text:p>
          </table:table-cell>
          <table:table-cell office:value-type="float" office:value="0.13659725741604201" table:style-name="ce1">
            <text:p>0,136597257</text:p>
          </table:table-cell>
          <table:table-cell office:value-type="float" office:value="5.3508861350480301E-3" table:style-name="ce1">
            <text:p>0,005350886</text:p>
          </table:table-cell>
          <table:table-cell office:value-type="float" office:value="5.6109044056180897E-2" table:style-name="ce1">
            <text:p>0,056109044</text:p>
          </table:table-cell>
          <table:table-cell office:value-type="float" office:value="4.7454551040715803E-3" table:style-name="ce1">
            <text:p>0,00474545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20_short_hrv_Shunt_to_10R_gain10 HRV limited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limited</text:p>
          </table:table-cell>
          <table:table-cell office:value-type="float" office:value="0.199285714285722" table:style-name="ce1">
            <text:p>0,199285714</text:p>
          </table:table-cell>
          <table:table-cell office:value-type="float" office:value="0.57999999999980201" table:style-name="ce1">
            <text:p>0,58</text:p>
          </table:table-cell>
          <table:table-cell office:value-type="float" office:value="0.13860272813317301" table:style-name="ce1">
            <text:p>0,138602728</text:p>
          </table:table-cell>
          <table:table-cell office:value-type="float" office:value="5.2473935860111896E-3" table:style-name="ce1">
            <text:p>0,005247394</text:p>
          </table:table-cell>
          <table:table-cell office:value-type="float" office:value="5.6235699068971003E-2" table:style-name="ce1">
            <text:p>0,056235699</text:p>
          </table:table-cell>
          <table:table-cell office:value-type="float" office:value="4.7034980865780498E-3" table:style-name="ce1">
            <text:p>0,00470349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21_short_hrv_diode_to_SSM HRV limited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limited</text:p>
          </table:table-cell>
          <table:table-cell office:value-type="float" office:value="0.20387755102039701" table:style-name="ce1">
            <text:p>0,203877551</text:p>
          </table:table-cell>
          <table:table-cell office:value-type="float" office:value="0.55999999999967098" table:style-name="ce1">
            <text:p>0,56</text:p>
          </table:table-cell>
          <table:table-cell office:value-type="float" office:value="0.14446688552546999" table:style-name="ce1">
            <text:p>0,144466886</text:p>
          </table:table-cell>
          <table:table-cell office:value-type="float" office:value="5.3119201450831698E-3" table:style-name="ce1">
            <text:p>0,00531192</text:p>
          </table:table-cell>
          <table:table-cell office:value-type="float" office:value="5.0710761229762202E-2" table:style-name="ce1">
            <text:p>0,050710761</text:p>
          </table:table-cell>
          <table:table-cell office:value-type="float" office:value="4.8032267966558097E-3" table:style-name="ce1">
            <text:p>0,004803227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22_short_C35_to_470nF HRV limited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limited</text:p>
          </table:table-cell>
          <table:table-cell office:value-type="float" office:value="0.19612244897957401" table:style-name="ce1">
            <text:p>0,196122449</text:p>
          </table:table-cell>
          <table:table-cell office:value-type="float" office:value="0.53999999999998405" table:style-name="ce1">
            <text:p>0,54</text:p>
          </table:table-cell>
          <table:table-cell office:value-type="float" office:value="0.131534379133811" table:style-name="ce1">
            <text:p>0,131534379</text:p>
          </table:table-cell>
          <table:table-cell office:value-type="float" office:value="4.5157155713449202E-3" table:style-name="ce1">
            <text:p>0,004515716</text:p>
          </table:table-cell>
          <table:table-cell office:value-type="float" office:value="3.9354603478536303E-2" table:style-name="ce1">
            <text:p>0,039354603</text:p>
          </table:table-cell>
          <table:table-cell office:value-type="float" office:value="3.9128390790932003E-3" table:style-name="ce1">
            <text:p>0,003912839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23_short_InputCap_2x100nF HRV limited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limited</text:p>
          </table:table-cell>
          <table:table-cell office:value-type="float" office:value="0.20846938775510299" table:style-name="ce1">
            <text:p>0,208469388</text:p>
          </table:table-cell>
          <table:table-cell office:value-type="float" office:value="0.56999999999973705" table:style-name="ce1">
            <text:p>0,57</text:p>
          </table:table-cell>
          <table:table-cell office:value-type="float" office:value="0.13916187175084099" table:style-name="ce1">
            <text:p>0,139161872</text:p>
          </table:table-cell>
          <table:table-cell office:value-type="float" office:value="5.2572994908777204E-3" table:style-name="ce1">
            <text:p>0,005257299</text:p>
          </table:table-cell>
          <table:table-cell office:value-type="float" office:value="4.3721322879608497E-2" table:style-name="ce1">
            <text:p>0,043721323</text:p>
          </table:table-cell>
          <table:table-cell office:value-type="float" office:value="4.51450155899852E-3" table:style-name="ce1">
            <text:p>0,00451450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24_short_C35_removed HRV limited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limited</text:p>
          </table:table-cell>
          <table:table-cell office:value-type="float" office:value="0.21857142857140999" table:style-name="ce1">
            <text:p>0,218571429</text:p>
          </table:table-cell>
          <table:table-cell office:value-type="float" office:value="2.2900000000003402" table:style-name="ce1">
            <text:p>2,29</text:p>
          </table:table-cell>
          <table:table-cell office:value-type="float" office:value="0.248255148050812" table:style-name="ce1">
            <text:p>0,248255148</text:p>
          </table:table-cell>
          <table:table-cell office:value-type="float" office:value="6.2346349670128701E-3" table:style-name="ce1">
            <text:p>0,006234635</text:p>
          </table:table-cell>
          <table:table-cell office:value-type="float" office:value="5.58253391488008E-2" table:style-name="ce1">
            <text:p>0,055825339</text:p>
          </table:table-cell>
          <table:table-cell office:value-type="float" office:value="5.3808750650062203E-3" table:style-name="ce1">
            <text:p>0,00538087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25_short_InputCap_removed HRV limited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limited</text:p>
          </table:table-cell>
          <table:table-cell office:value-type="float" office:value="0.204795918367323" table:style-name="ce1">
            <text:p>0,204795918</text:p>
          </table:table-cell>
          <table:table-cell office:value-type="float" office:value="0.66999999999994797" table:style-name="ce1">
            <text:p>0,67</text:p>
          </table:table-cell>
          <table:table-cell office:value-type="float" office:value="0.16249477801375201" table:style-name="ce1">
            <text:p>0,162494778</text:p>
          </table:table-cell>
          <table:table-cell office:value-type="float" office:value="5.4624444628949397E-3" table:style-name="ce1">
            <text:p>0,005462444</text:p>
          </table:table-cell>
          <table:table-cell office:value-type="float" office:value="5.1311908696081897E-2" table:style-name="ce1">
            <text:p>0,051311909</text:p>
          </table:table-cell>
          <table:table-cell office:value-type="float" office:value="4.8787256042686399E-3" table:style-name="ce1">
            <text:p>0,00487872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26_short_R22_33R_10nF HRV limited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limited</text:p>
          </table:table-cell>
          <table:table-cell office:value-type="float" office:value="0.201122448979524" table:style-name="ce1">
            <text:p>0,201122449</text:p>
          </table:table-cell>
          <table:table-cell office:value-type="float" office:value="0.63999999999975099" table:style-name="ce1">
            <text:p>0,64</text:p>
          </table:table-cell>
          <table:table-cell office:value-type="float" office:value="0.167264205350871" table:style-name="ce1">
            <text:p>0,167264205</text:p>
          </table:table-cell>
          <table:table-cell office:value-type="float" office:value="5.4162297219032601E-3" table:style-name="ce1">
            <text:p>0,00541623</text:p>
          </table:table-cell>
          <table:table-cell office:value-type="float" office:value="5.4324934628757697E-2" table:style-name="ce1">
            <text:p>0,054324935</text:p>
          </table:table-cell>
          <table:table-cell office:value-type="float" office:value="4.8835764051663403E-3" table:style-name="ce1">
            <text:p>0,00488357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27_short_C35_add_back_100nF HRV limited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limited</text:p>
          </table:table-cell>
          <table:table-cell office:value-type="float" office:value="0.19295918367342499" table:style-name="ce1">
            <text:p>0,192959184</text:p>
          </table:table-cell>
          <table:table-cell office:value-type="float" office:value="0.61999999999961997" table:style-name="ce1">
            <text:p>0,62</text:p>
          </table:table-cell>
          <table:table-cell office:value-type="float" office:value="0.16266411183432899" table:style-name="ce1">
            <text:p>0,162664112</text:p>
          </table:table-cell>
          <table:table-cell office:value-type="float" office:value="5.2431407394186898E-3" table:style-name="ce1">
            <text:p>0,005243141</text:p>
          </table:table-cell>
          <table:table-cell office:value-type="float" office:value="5.3897934925862999E-2" table:style-name="ce1">
            <text:p>0,053897935</text:p>
          </table:table-cell>
          <table:table-cell office:value-type="float" office:value="4.6914138341289102E-3" table:style-name="ce1">
            <text:p>0,00469141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28_short_ADC_V_R16_from_1k_to_33R HRV limited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limited</text:p>
          </table:table-cell>
          <table:table-cell office:value-type="float" office:value="0.20795918367341501" table:style-name="ce1">
            <text:p>0,207959184</text:p>
          </table:table-cell>
          <table:table-cell office:value-type="float" office:value="0.64999999999981695" table:style-name="ce1">
            <text:p>0,65</text:p>
          </table:table-cell>
          <table:table-cell office:value-type="float" office:value="0.17439083892965401" table:style-name="ce1">
            <text:p>0,174390839</text:p>
          </table:table-cell>
          <table:table-cell office:value-type="float" office:value="5.2127247975013898E-3" table:style-name="ce1">
            <text:p>0,005212725</text:p>
          </table:table-cell>
          <table:table-cell office:value-type="float" office:value="5.05964962797672E-2" table:style-name="ce1">
            <text:p>0,050596496</text:p>
          </table:table-cell>
          <table:table-cell office:value-type="float" office:value="4.6430037154085004E-3" table:style-name="ce1">
            <text:p>0,00464300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29_short_R20_OpAmpFB_from_1k_to_100R HRV limited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limited</text:p>
          </table:table-cell>
          <table:table-cell office:value-type="float" office:value="0.19877551020407699" table:style-name="ce1">
            <text:p>0,19877551</text:p>
          </table:table-cell>
          <table:table-cell office:value-type="float" office:value="0.60999999999999899" table:style-name="ce1">
            <text:p>0,61</text:p>
          </table:table-cell>
          <table:table-cell office:value-type="float" office:value="0.15678053382340101" table:style-name="ce1">
            <text:p>0,156780534</text:p>
          </table:table-cell>
          <table:table-cell office:value-type="float" office:value="5.2228719541746503E-3" table:style-name="ce1">
            <text:p>0,005222872</text:p>
          </table:table-cell>
          <table:table-cell office:value-type="float" office:value="5.2981328674418099E-2" table:style-name="ce1">
            <text:p>0,052981329</text:p>
          </table:table-cell>
          <table:table-cell office:value-type="float" office:value="4.6710769302393202E-3" table:style-name="ce1">
            <text:p>0,004671077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30_short_R20_OpAmpFB_to_10k HRV limited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limited</text:p>
          </table:table-cell>
          <table:table-cell office:value-type="float" office:value="0.21408163265303801" table:style-name="ce1">
            <text:p>0,214081633</text:p>
          </table:table-cell>
          <table:table-cell office:value-type="float" office:value="0.64999999999981695" table:style-name="ce1">
            <text:p>0,65</text:p>
          </table:table-cell>
          <table:table-cell office:value-type="float" office:value="0.172282623869114" table:style-name="ce1">
            <text:p>0,172282624</text:p>
          </table:table-cell>
          <table:table-cell office:value-type="float" office:value="4.5497347590880196E-3" table:style-name="ce1">
            <text:p>0,004549735</text:p>
          </table:table-cell>
          <table:table-cell office:value-type="float" office:value="4.56884182063396E-2" table:style-name="ce1">
            <text:p>0,045688418</text:p>
          </table:table-cell>
          <table:table-cell office:value-type="float" office:value="4.1837099492230299E-3" table:style-name="ce1">
            <text:p>0,0041837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31_short_R18_from_1k_to_0R HRV limited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limited</text:p>
          </table:table-cell>
          <table:table-cell office:value-type="float" office:value="0.19499999999996301" table:style-name="ce1">
            <text:p>0,195</text:p>
          </table:table-cell>
          <table:table-cell office:value-type="float" office:value="0.56999999999973705" table:style-name="ce1">
            <text:p>0,57</text:p>
          </table:table-cell>
          <table:table-cell office:value-type="float" office:value="0.15373745962957" table:style-name="ce1">
            <text:p>0,15373746</text:p>
          </table:table-cell>
          <table:table-cell office:value-type="float" office:value="4.7327683099367404E-3" table:style-name="ce1">
            <text:p>0,004732768</text:p>
          </table:table-cell>
          <table:table-cell office:value-type="float" office:value="5.0598724881223398E-2" table:style-name="ce1">
            <text:p>0,050598725</text:p>
          </table:table-cell>
          <table:table-cell office:value-type="float" office:value="4.4077816118259098E-3" table:style-name="ce1">
            <text:p>0,00440778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32_short_R16_back_to_1k HRV limited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limited</text:p>
          </table:table-cell>
          <table:table-cell office:value-type="float" office:value="0.218061224489802" table:style-name="ce1">
            <text:p>0,218061224</text:p>
          </table:table-cell>
          <table:table-cell office:value-type="float" office:value="0.68000000000001304" table:style-name="ce1">
            <text:p>0,68</text:p>
          </table:table-cell>
          <table:table-cell office:value-type="float" office:value="0.16198172909786199" table:style-name="ce1">
            <text:p>0,161981729</text:p>
          </table:table-cell>
          <table:table-cell office:value-type="float" office:value="4.6952961220152901E-3" table:style-name="ce1">
            <text:p>0,004695296</text:p>
          </table:table-cell>
          <table:table-cell office:value-type="float" office:value="4.8744887048667002E-2" table:style-name="ce1">
            <text:p>0,048744887</text:p>
          </table:table-cell>
          <table:table-cell office:value-type="float" office:value="4.3760137169438999E-3" table:style-name="ce1">
            <text:p>0,00437601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33_short_R20_back_to_1k HRV limited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limited</text:p>
          </table:table-cell>
          <table:table-cell office:value-type="float" office:value="0.216632653061228" table:style-name="ce1">
            <text:p>0,216632653</text:p>
          </table:table-cell>
          <table:table-cell office:value-type="float" office:value="0.62999999999968603" table:style-name="ce1">
            <text:p>0,63</text:p>
          </table:table-cell>
          <table:table-cell office:value-type="float" office:value="0.15737609389736601" table:style-name="ce1">
            <text:p>0,157376094</text:p>
          </table:table-cell>
          <table:table-cell office:value-type="float" office:value="5.2682085001134497E-3" table:style-name="ce1">
            <text:p>0,005268209</text:p>
          </table:table-cell>
          <table:table-cell office:value-type="float" office:value="5.1744100643416599E-2" table:style-name="ce1">
            <text:p>0,051744101</text:p>
          </table:table-cell>
          <table:table-cell office:value-type="float" office:value="4.66468201875653E-3" table:style-name="ce1">
            <text:p>0,00466468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34_short_C36_from_1nF_to_10nF HRV limited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limited</text:p>
          </table:table-cell>
          <table:table-cell office:value-type="float" office:value="0.215918367346941" table:style-name="ce1">
            <text:p>0,215918367</text:p>
          </table:table-cell>
          <table:table-cell office:value-type="float" office:value="0.61999999999961997" table:style-name="ce1">
            <text:p>0,62</text:p>
          </table:table-cell>
          <table:table-cell office:value-type="float" office:value="0.15574598594439701" table:style-name="ce1">
            <text:p>0,155745986</text:p>
          </table:table-cell>
          <table:table-cell office:value-type="float" office:value="5.1876671071221202E-3" table:style-name="ce1">
            <text:p>0,005187667</text:p>
          </table:table-cell>
          <table:table-cell office:value-type="float" office:value="4.6915215738942098E-2" table:style-name="ce1">
            <text:p>0,046915216</text:p>
          </table:table-cell>
          <table:table-cell office:value-type="float" office:value="4.6001889562798997E-3" table:style-name="ce1">
            <text:p>0,004600189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35_short_R27_from_1k_to_100R HRV limited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limited</text:p>
          </table:table-cell>
          <table:table-cell office:value-type="float" office:value="0.20091836734694499" table:style-name="ce1">
            <text:p>0,200918367</text:p>
          </table:table-cell>
          <table:table-cell office:value-type="float" office:value="0.62999999999968603" table:style-name="ce1">
            <text:p>0,63</text:p>
          </table:table-cell>
          <table:table-cell office:value-type="float" office:value="0.15767499496184201" table:style-name="ce1">
            <text:p>0,157674995</text:p>
          </table:table-cell>
          <table:table-cell office:value-type="float" office:value="5.3922718875379699E-3" table:style-name="ce1">
            <text:p>0,005392272</text:p>
          </table:table-cell>
          <table:table-cell office:value-type="float" office:value="5.5191755456610002E-2" table:style-name="ce1">
            <text:p>0,055191755</text:p>
          </table:table-cell>
          <table:table-cell office:value-type="float" office:value="4.8443297472179703E-3" table:style-name="ce1">
            <text:p>0,00484433</text:p>
          </table:table-cell>
          <table:table-cell table:number-columns-repeated="16374"/>
        </table:table-row>
        <table:table-row table:number-rows-repeated="1048515" table:style-name="ro1">
          <table:table-cell table:number-columns-repeated="16384"/>
        </table:table-row>
      </table:table>
      <table:database-ranges>
        <table:database-range table:target-range-address="profile_analysis.B1:profile_analysis.J61" table:name="Table1" table:display-filter-buttons="true">
          <table:filter>
            <table:filter-condition table:field-number="1" table:value="HRV" table:operator="="/>
          </table:filter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827</meta:generator>
    <meta:initial-creator>ingmo</meta:initial-creator>
    <dc:creator>ingmo</dc:creator>
    <meta:creation-date>2022-02-06T17:52:57Z</meta:creation-date>
    <dc:date>2022-02-06T17:52:57Z</dc:date>
  </office:meta>
</office:document-meta>
</file>